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" style:family="paragraph">
      <style:paragraph-properties fo:text-align="start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ormatted-text form:name="Numeric Field 1" form:control-implementation="ooo:com.sun.star.form.component.NumericField" xml:id="control1" form:id="control1" form:current-value="0" form:input-required="false" form:validation="true" form:min-value="-100" form:max-value="1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area form:name="Text Box 1" form:control-implementation="ooo:com.sun.star.form.component.TextField" xml:id="control2" form:id="control2" form:current-value="DefaultText" form:value="DefaultText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paragraph" draw:z-index="1" draw:name="Shape2" draw:style-name="gr1" draw:text-style-name="P1" svg:width="11.14cm" svg:height="4.075cm" svg:x="2.812cm" svg:y="7.13cm" draw:control="control2"/><draw:control text:anchor-type="as-char" svg:y="-3.757cm" draw:z-index="0" draw:name="Shape 1" draw:style-name="gr2" draw:text-style-name="P2" svg:width="11.186cm" svg:height="4.379cm" draw:control="control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17T15:50:02.691078134</meta:creation-date>
    <dc:date>2020-11-19T11:27:29.362169962</dc:date>
    <meta:editing-duration>PT4M32S</meta:editing-duration>
    <meta:editing-cycles>11</meta:editing-cycles>
    <meta:generator>LibreOfficeDev/7.1.0.0.alpha1$Linux_X86_64 LibreOffice_project/87f32e083fcceb28f7fae84c8cc832b807bed9bb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